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2536f"/>
    </style:style>
    <style:style style:name="P3" style:family="paragraph" style:parent-style-name="Standard">
      <style:paragraph-properties fo:text-align="start" style:justify-single-word="false"/>
      <style:text-properties officeooo:paragraph-rsid="000b4b69"/>
    </style:style>
    <style:style style:name="P4" style:family="paragraph" style:parent-style-name="Standard">
      <style:paragraph-properties fo:text-align="start" style:justify-single-word="false"/>
      <style:text-properties officeooo:paragraph-rsid="00035bfc"/>
    </style:style>
    <style:style style:name="P5" style:family="paragraph" style:parent-style-name="Standard">
      <style:paragraph-properties fo:text-align="start" style:justify-single-word="false"/>
      <style:text-properties officeooo:rsid="000260dd" officeooo:paragraph-rsid="000260dd"/>
    </style:style>
    <style:style style:name="P6" style:family="paragraph" style:parent-style-name="Standard">
      <style:paragraph-properties fo:text-align="start" style:justify-single-word="false"/>
      <style:text-properties officeooo:rsid="000260dd" officeooo:paragraph-rsid="0004d4a2"/>
    </style:style>
    <style:style style:name="P7" style:family="paragraph" style:parent-style-name="Standard">
      <style:paragraph-properties fo:text-align="start" style:justify-single-word="false"/>
      <style:text-properties officeooo:rsid="000260dd" officeooo:paragraph-rsid="00060ce0"/>
    </style:style>
    <style:style style:name="P8" style:family="paragraph" style:parent-style-name="Standard">
      <style:paragraph-properties fo:text-align="center" style:justify-single-word="false"/>
      <style:text-properties officeooo:rsid="000260dd" officeooo:paragraph-rsid="000260dd"/>
    </style:style>
    <style:style style:name="P9"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10"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11" style:family="paragraph" style:parent-style-name="Standard">
      <style:paragraph-properties fo:text-align="center" style:justify-single-word="false"/>
      <style:text-properties fo:font-weight="bold" officeooo:rsid="000260dd" officeooo:paragraph-rsid="000260dd" style:font-weight-asian="bold" style:font-weight-complex="bold"/>
    </style:style>
    <style:style style:name="P12" style:family="paragraph" style:parent-style-name="Standard">
      <style:paragraph-properties fo:text-align="start" style:justify-single-word="false"/>
      <style:text-properties fo:font-weight="normal" officeooo:rsid="000260dd" officeooo:paragraph-rsid="000260dd" style:font-weight-asian="normal" style:font-weight-complex="normal"/>
    </style:style>
    <style:style style:name="P13"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14" style:family="paragraph" style:parent-style-name="Standard">
      <style:paragraph-properties fo:text-align="start" style:justify-single-word="false"/>
      <style:text-properties fo:font-weight="normal" officeooo:rsid="00035bfc" officeooo:paragraph-rsid="00035bfc" style:font-weight-asian="normal" style:font-weight-complex="normal"/>
    </style:style>
    <style:style style:name="P15" style:family="paragraph" style:parent-style-name="Standard">
      <style:paragraph-properties fo:text-align="start" style:justify-single-word="false"/>
      <style:text-properties officeooo:rsid="00035bfc" officeooo:paragraph-rsid="00035bfc"/>
    </style:style>
    <style:style style:name="P16" style:family="paragraph" style:parent-style-name="Standard">
      <style:paragraph-properties fo:text-align="start" style:justify-single-word="false"/>
      <style:text-properties officeooo:rsid="00148d0c" officeooo:paragraph-rsid="001b1e99"/>
    </style:style>
    <style:style style:name="P17" style:family="paragraph" style:parent-style-name="Standard">
      <style:paragraph-properties fo:text-align="start" style:justify-single-word="false"/>
      <style:text-properties officeooo:rsid="00148d0c" officeooo:paragraph-rsid="001ccd64"/>
    </style:style>
    <style:style style:name="P18" style:family="paragraph" style:parent-style-name="Standard">
      <style:paragraph-properties fo:text-align="center" style:justify-single-word="false"/>
      <style:text-properties officeooo:rsid="000260dd" officeooo:paragraph-rsid="000260dd"/>
    </style:style>
    <style:style style:name="P19" style:family="paragraph" style:parent-style-name="Standard">
      <style:paragraph-properties fo:text-align="start" style:justify-single-word="false"/>
      <style:text-properties officeooo:rsid="000260dd" officeooo:paragraph-rsid="00211ec7"/>
    </style:style>
    <style:style style:name="P20" style:family="paragraph" style:parent-style-name="Standard">
      <style:paragraph-properties fo:text-align="start" style:justify-single-word="false"/>
      <style:text-properties officeooo:rsid="001a1d77" officeooo:paragraph-rsid="001b1e99" fo:background-color="transparent"/>
    </style:style>
    <style:style style:name="P21" style:family="paragraph" style:parent-style-name="Standard">
      <style:paragraph-properties fo:text-align="start" style:justify-single-word="false"/>
      <style:text-properties officeooo:rsid="000260dd" officeooo:paragraph-rsid="00211ec7" fo:background-color="transparent"/>
    </style:style>
    <style:style style:name="P22" style:family="paragraph" style:parent-style-name="Standard">
      <style:paragraph-properties fo:text-align="center" style:justify-single-word="false"/>
      <style:text-properties fo:font-weight="bold" officeooo:rsid="000260dd" officeooo:paragraph-rsid="00211ec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aa58" style:font-weight-asian="normal" style:font-weight-complex="normal"/>
    </style:style>
    <style:style style:name="T3" style:family="text">
      <style:text-properties fo:font-weight="normal" officeooo:rsid="0009196f" style:font-weight-asian="normal" style:font-weight-complex="normal"/>
    </style:style>
    <style:style style:name="T4" style:family="text">
      <style:text-properties fo:font-weight="normal" officeooo:rsid="00035bfc" style:font-weight-asian="normal" style:font-weight-complex="normal"/>
    </style:style>
    <style:style style:name="T5" style:family="text">
      <style:text-properties officeooo:rsid="0009c610"/>
    </style:style>
    <style:style style:name="T6" style:family="text">
      <style:text-properties officeooo:rsid="000a8e7e"/>
    </style:style>
    <style:style style:name="T7" style:family="text">
      <style:text-properties officeooo:rsid="000f4561"/>
    </style:style>
    <style:style style:name="T8" style:family="text">
      <style:text-properties officeooo:rsid="001030ab"/>
    </style:style>
    <style:style style:name="T9" style:family="text">
      <style:text-properties officeooo:rsid="00112584"/>
    </style:style>
    <style:style style:name="T10" style:family="text">
      <style:text-properties officeooo:rsid="0011717b"/>
    </style:style>
    <style:style style:name="T11" style:family="text">
      <style:text-properties officeooo:rsid="00155d55"/>
    </style:style>
    <style:style style:name="T12" style:family="text">
      <style:text-properties officeooo:rsid="00155d55" fo:background-color="transparent" loext:char-shading-value="0"/>
    </style:style>
    <style:style style:name="T13" style:family="text">
      <style:text-properties officeooo:rsid="0018aadb" fo:background-color="transparent" loext:char-shading-value="0"/>
    </style:style>
    <style:style style:name="T14" style:family="text">
      <style:text-properties officeooo:rsid="0019926e" fo:background-color="transparent" loext:char-shading-value="0"/>
    </style:style>
    <style:style style:name="T15" style:family="text">
      <style:text-properties officeooo:rsid="001a1d77" fo:background-color="transparent" loext:char-shading-value="0"/>
    </style:style>
    <style:style style:name="T16" style:family="text">
      <style:text-properties officeooo:rsid="001b1e99" fo:background-color="transparent" loext:char-shading-value="0"/>
    </style:style>
    <style:style style:name="T17" style:family="text">
      <style:text-properties officeooo:rsid="001f549d"/>
    </style:style>
    <style:style style:name="T18" style:family="text">
      <style:text-properties officeooo:rsid="00211e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RTS: A Game Environment for</text:p>
      <text:p text:style-name="P1">Deep Reinforcement Learning in</text:p>
      <text:p text:style-name="P1">Real-Time Strategy Games</text:p>
      <text:p text:style-name="P1"/>
      <text:p text:style-name="P11">Аннотация</text:p>
      <text:p text:style-name="P9">Оригинал</text:p>
      <text:p text:style-name="P2">Abstract—Reinforcement learning (RL) is an area of research that has blossomed tremendously in recent years and has shown remarkable potential for artificial intelligence based opponents in computer games. This success is primarily due to the vast capabilities of convolutional neural networks, that can extract useful features from noisy and complex data. Games are excellent tools to test and push the boundaries of novel RL algorithms because they give valuable insight into how well an algorithm can perform in isolated environments without the real-life consequences. Real-time strategy games (RTS) is a genre that has tremendous complexity and challenges the player in short and long-term planning. There is much research that focuses on applied RL in RTS games, and novel advances are therefore anticipated in the not too distant future. <text:span text:style-name="T1">However</text:span>, there are to date few environments for testing RTS AIs. Environments in the literature are often either overly simplistic, such as microRTS, or complex and without the possibility for accelerated learning on consumer hardware like StarCraft II. This paper introduces the Deep RTS game environment for testing cutting-edge artificial intelligence algorithms for RTS games. Deep RTS is a high- performance RTS game made specifically for artificial intelligence research. It supports accelerated learning, meaning that it can learn at a magnitude of 50 000 times faster compared to existing RTS games. Deep RTS has a flexible configuration, enabling research in several different RTS scenarios, including partially observable state-spaces and map complexity. We show that Deep RTS lives up to our promises by comparing its performance with microRTS, ELF, and StarCraft II on high-end consumer hardware. Using Deep RTS, we show that a Deep Q-Network agent beats random-play agents over 70% of the time. Deep RTS is publicly available at <text:a xlink:type="simple" xlink:href="https://github.com/cair/DeepRTS" text:style-name="Internet_20_link" text:visited-style-name="Visited_20_Internet_20_Link">https://github.com/cair/DeepRTS</text:a>. </text:p>
      <text:p text:style-name="P2"/>
      <text:p text:style-name="P2">Index Terms—real-time strategy game, deep reinforcement learning, deep q-learning</text:p>
      <text:p text:style-name="P2"/>
      <text:p text:style-name="P10">Перевод</text:p>
      <text:p text:style-name="P13"/>
      <text:p text:style-name="P3"><text:span text:style-name="T2">Обучение с </text:span><text:span text:style-name="T3">подкреплением это область которая достигла больших успехов за последнее время в моделировании оппонентов в компьютерных играх. </text:span>Этот успех в первую очередь обусловлен обширными возможностями сверточных нейронных сетей, которые могут извлекать полезные <text:span text:style-name="T18">данные</text:span> из зашумленных и сложных данных. Игры являются отличными инструментами для тестирования и расширения границ новых алгоритмов RL<text:span text:style-name="T17">(reinforcment learning, обучение с подкреплением)</text:span>, поскольку они дают ценную информацию о том, насколько хорошо алгоритм может работать в изолированных средах без реальных последствий. Стратегии в реальном времени (RTS) - это жанр, который имеет огромную сложность и бросает вызов игроку в краткосрочном и долгосрочном планировании. Существует много исследований, посвященных <text:span text:style-name="T5">применению</text:span> RL в RTS, и поэтому в ближайшем будущем ожида<text:span text:style-name="T5">ю</text:span>тся новы<text:span text:style-name="T5">е достижения</text:span>. Однако на сегодняшний день существует несколько сред для тестирования ИИ RTS. Среды в литературе часто бывают либо слишком упрощенными, такими как microRTS, либо сложными и не имеют возможности для ускоренного обучения на потребительском <text:span text:style-name="T6">ПО</text:span> так<text:span text:style-name="T6">и</text:span>м как StarCraft II. Эта статья знакомит с игровой средой Deep RTS для тестирования передовых алгоритмов искусственного интеллекта для игр RTS. Deep RTS - это высокопроизводительная RTS-игра, созданная специально для исследований в области искусственного интеллекта. Он поддерживает ускоренное обучение, что означает, что он может учиться на 50 000 раз быстрее по сравнению с существующими играми RTS. <text:s/>Deep RTS имеет гибкую конфигурацию, позволяющую проводить исследования в нескольких различных RTS-сценариях, включая частично наблюдаемые пространства состояний и сложность карт. Мы <text:soft-page-break/>показываем, что Deep RTS оправдывает наши обещания, сравнивая его производительность с microRTS, ELF и StarCraft II на высокопроизводительном потребительском оборудовании. Используя Deep RTS, мы показываем, что агент Deep Q-Network выигрывает у агентов <text:span text:style-name="T17">со </text:span><text:s/>случайн<text:span text:style-name="T17">ым поведением в</text:span> более 70% <text:span text:style-name="T17">случаев</text:span>. Deep RTS общедоступен по адресу https://github.com/cair/DeepRTS.</text:p>
      <text:p text:style-name="P2"/>
      <text:p text:style-name="P8"/>
      <text:p text:style-name="P5"/>
      <text:p text:style-name="P5"><text:a xlink:type="simple" xlink:href="http://ieeexplore.ieee.org/document/7954767/" text:style-name="Internet_20_link" text:visited-style-name="Visited_20_Internet_20_Link"/></text:p>
      <text:p text:style-name="P5"/>
      <text:p text:style-name="P5"/>
      <text:p text:style-name="P5"/>
      <text:p text:style-name="P5"/>
      <text:p text:style-name="P11">Раскрытие технологии:</text:p>
      <text:p text:style-name="P5"/>
      <text:p text:style-name="P9">Оригинал</text:p>
      <text:p text:style-name="P8">IV. THE DEEP RTS LEARNING ENVIRONMENT</text:p>
      <text:p text:style-name="P15"><text:tab/>There is a need for new RTS game environments targeting reinforcement learning research. Few game environments have a complexity suited for current state-of-the-art research, and there is a lack of flexibility the existing solutions.</text:p>
      <text:p text:style-name="P15"><text:tab/>The Deep RTS game environment enables research at different difficulty levels in planning, reasoning, and control. The inspiration behind this contribution is microRTS and StarCraft II, where the goal is to create an environment that features challenges between the two. The simplest configurations of Deep RTS are deterministic and non-durative. This makes the correlation between action and reward easier to observe. The durative configuration complicates the state-space significantly because it then becomes a temporal problem that requires long-term planning. Deep RTS supports the OpenAI Gym abstraction through the Python API and is a promising tool for reinforcement learning research.</text:p>
      <text:p text:style-name="P15"/>
      <text:p text:style-name="P9">Перевод</text:p>
      <text:p text:style-name="P12"/>
      <text:p text:style-name="P14"><text:tab/>Существует потребность в новых игровых средах RTS, ориентированных на исследования в области <text:span text:style-name="T7">обучения с</text:span> подкреплени<text:span text:style-name="T7">ем</text:span>. Немногие игровые среды имеют сложность, подходящую для современных исследований, и существующие решения не обладают достаточной гибкостью.</text:p>
      <text:p text:style-name="P4"><text:span text:style-name="T4"><text:tab/></text:span>Игровая среда Deep RTS позволяет проводить исследования на разных уровнях сложности в планировании, <text:span text:style-name="T7">рассуждения</text:span> и контроле. Вдохновением для это<text:span text:style-name="T8">й</text:span> <text:span text:style-name="T8">статьи</text:span> <text:span text:style-name="T8">стали</text:span> microRTS и StarCraft II, цель которых - создать среду, в которой есть проблемы между ними. Простейшие конфигурации Deep RTS являются детерминированными и недолговечными. Действия в недолговечной конфигурации непосредственно применяются к среде в течение следующих нескольких игровых фреймов. Это делает корреляцию между действием и вознаграждением <text:span text:style-name="T9">более видимой</text:span>. Длительная конфигурация значительно усложняет пространство состояний, потому что тогда она становится временной проблемой, которая требует долгосрочного планирования. Deep RTS поддерживает OpenAI Gym абстракци<text:span text:style-name="T9">и</text:span> через Python API и является многообещающим инструментом для изучения <text:span text:style-name="T10">обучения с </text:span>подкреплени<text:span text:style-name="T10">ем</text:span>. </text:p>
      <text:p text:style-name="P4"/>
      <text:p text:style-name="P17">C. Using Deep Q-Learning in Deep RTS</text:p>
      <text:p text:style-name="P17"/>
      <text:p text:style-name="P16">Среда Deep RTS <text:span text:style-name="T11">использует</text:span><text:span text:style-name="T12"> Deep-Q Learning. </text:span><text:span text:style-name="T13">Используются таблицы (s, a, r, s</text:span><text:span text:style-name="T14">`</text:span><text:span text:style-name="T13">) </text:span><text:span text:style-name="T14">где s — текущее состояние, a - действие, r - награда, s` - следующее состояние, </text:span><text:span text:style-name="T15">Вместо линейной функции аппроксимации используется аппроксимация Q(s, a; θ) , где <text:s/>θ — веса. Такие </text:span><text:soft-page-break/><text:span text:style-name="T15">функции используются нейронными сетями, но цена(весы в функции) не стабильна </text:span><text:span text:style-name="T16">и часть данных может быть утеряна</text:span><text:span text:style-name="T15">. </text:span><text:span text:style-name="T16">Примерно как при сжатии JPEG-изображений.</text:span></text:p>
      <text:p text:style-name="P20"/>
      <text:p text:style-name="P22">Ссылки в статье:</text:p>
      <text:p text:style-name="P19"/>
      <text:p text:style-name="P19">[1] V. Mnih, K. Kavukcuoglu, D. Silver, A. Graves, I. Antonoglou,</text:p>
      <text:p text:style-name="P19">D. Wierstra, and M. Riedmiller, “Playing Atari with Deep Reinforcement</text:p>
      <text:p text:style-name="P19">Learning,” arxiv preprint arXiv:1312.5602, dec 2013. [Online].</text:p>
      <text:p text:style-name="P19">Available: http://arxiv.org/abs/1312.5602</text:p>
      <text:p text:style-name="P19">[2] W. Gaetz, S. K. Kessler, T. P. Roberts, J. I. Berman, T. J. Levy,</text:p>
      <text:p text:style-name="P19">M. Hsia, D. Humpl, E. S. Schwartz, S. Amaral, B. Chang, and L. S.</text:p>
      <text:p text:style-name="P19">Levin, “Massive cortical reorganization is reversible following bilateral</text:p>
      <text:p text:style-name="P19">transplants of the hands: evidence from the first successful bilateral</text:p>
      <text:p text:style-name="P19">pediatric hand transplant patient,” Annals of Clinical and Translational</text:p>
      <text:p text:style-name="P19">Neurology, vol. 5, no. 1, pp. 92–97, dec 2018. [Online]. Available:</text:p>
      <text:p text:style-name="P19">https://arxiv.org/abs/1712.01815</text:p>
      <text:p text:style-name="P19">[3] V. Mnih, K. Kavukcuoglu, D. Silver, A. A. Rusu, J. Veness,</text:p>
      <text:p text:style-name="P19">M. G. Bellemare, A. Graves, M. Riedmiller, A. K. Fidjeland,</text:p>
      <text:p text:style-name="P19">G. Ostrovski, S. Petersen, C. Beattie, A. Sadik, I. Antonoglou,</text:p>
      <text:p text:style-name="P19">H. King, D. Kumaran, D. Wierstra, S. Legg, and D. Hassabis,</text:p>
      <text:p text:style-name="P19">“Human-level control through deep reinforcement learning,” Nature,</text:p>
      <text:p text:style-name="P19">vol. 518, no. 7540, pp. 529–533, feb 2015. [Online]. Available:</text:p>
      <text:p text:style-name="P19">http://www.nature.com/articles/nature14236</text:p>
      <text:p text:style-name="P19">[4] P. Mirowski, R. Pascanu, F. Viola, H. Soyer, A. J. Ballard, A. Banino,</text:p>
      <text:p text:style-name="P19">M. Denil, R. Goroshin, L. Sifre, K. Kavukcuoglu, D. Kumaran,</text:p>
      <text:p text:style-name="P19">and R. Hadsell, “Learning to Navigate in Complex Environments,”</text:p>
      <text:p text:style-name="P19">arXiv preprint arXiv:1611.03673, nov 2016. [Online]. Available:</text:p>
      <text:p text:style-name="P19">http://arxiv.org/abs/1611.03673</text:p>
      <text:p text:style-name="P19">[5] M. A. Yasin, W. A. Al-Ashwal, A. M. Shire, S. A. Hamzah, and</text:p>
      <text:p text:style-name="P19">K. N. Ramli, “Tri-band planar inverted F-antenna (PIFA) for GSM bands</text:p>
      <text:p text:style-name="P19">and bluetooth applications,” ARPN Journal of Engineering and Applied</text:p>
      <text:p text:style-name="P19">Sciences, vol. 10, no. 19, pp. 8740–8744, 2015.</text:p>
      <text:p text:style-name="P19">[6] G. Konidaris and A. Barto, “Autonomous shaping,” Proceedings of the</text:p>
      <text:p text:style-name="P19">23rd international conference on Machine learning - ICML ’06, pp.</text:p>
      <text:p text:style-name="P19">489–496, 2006. [Online]. Available: http://portal.acm.org/citation.cfm?</text:p>
      <text:p text:style-name="P19">doid=1143844.1143906</text:p>
      <text:p text:style-name="P19">[7] G. Tesauro, “TD-Gammon, a Self-Teaching Backgammon Program,</text:p>
      <text:p text:style-name="P19">Achieves Master-Level Play,” Neural Computation, vol. 6, no. 2, pp.</text:p>
      <text:p text:style-name="P19">215–219, 1994. [Online]. Available: http://www.mitpressjournals.org/</text:p>
      <text:p text:style-name="P19">doi/10.1162/neco.1994.6.2.215</text:p>
      <text:p text:style-name="P19">[8] O. Vinyals, T. Ewalds, S. Bartunov, P. Georgiev, A. S. Vezhnevets,</text:p>
      <text:p text:style-name="P19">M. Yeo, A. Makhzani, H. Küttler, J. Agapiou, J. Schrittwieser, J. Quan,</text:p>
      <text:p text:style-name="P19">S. Gaffney, S. Petersen, K. Simonyan, T. Schaul, H. van Hasselt,</text:p>
      <text:p text:style-name="P19">D. Silver, T. Lillicrap, K. Calderone, P. Keet, A. Brunasso, D. Lawrence,</text:p>
      <text:p text:style-name="P19">A. Ekermo, J. Repp, and R. Tsing, “StarCraft II: A New Challenge for</text:p>
      <text:p text:style-name="P19">Reinforcement Learning,” Proceedings, The Thirteenth AAAI Conference</text:p>
      <text:p text:style-name="P19">on Artificial Intelligence and Interactive Digital Entertainment, pp.</text:p>
      <text:p text:style-name="P19">86–92, 2017. [Online]. Available: http://arxiv.org/abs/1708.04782</text:p>
      <text:p text:style-name="P19">[9] D. Silver, A. Huang, C. J. Maddison, A. Guez, L. Sifre, G. Van Den</text:p>
      <text:p text:style-name="P19">Driessche, J. Schrittwieser, I. Antonoglou, V. Panneershelvam, M. Lanc-</text:p>
      <text:p text:style-name="P19">tot, S. Dieleman, D. Grewe, J. Nham, N. Kalchbrenner, I. Sutskever,</text:p>
      <text:p text:style-name="P19">T. Lillicrap, M. Leach, K. Kavukcuoglu, T. Graepel, and D. Hassabis,</text:p>
      <text:p text:style-name="P19"><text:soft-page-break/>“Mastering the game of Go with deep neural networks and tree search,”</text:p>
      <text:p text:style-name="P19">Nature, vol. 529, no. 7587, pp. 484–489, 2016.</text:p>
      <text:p text:style-name="P19">[10] M. G. Bellemare, Y. Naddaf, J. Veness, and M. Bowling, “The</text:p>
      <text:p text:style-name="P19">arcade learning environment: An evaluation platform for general</text:p>
      <text:p text:style-name="P19">agents,” IJCAI International Joint Conference on Artificial Intelligence,</text:p>
      <text:p text:style-name="P19">vol. 2015-Janua, pp. 4148–4152, 2015. [Online]. Available: http:</text:p>
      <text:p text:style-name="P19">//arxiv.org/abs/1207.4708</text:p>
      <text:p text:style-name="P19">[11] M. Johnson, K. Hofmann, T. Hutton, and D. Bignell, “The malmo</text:p>
      <text:p text:style-name="P19">platform for artificial intelligence experimentation,” IJCAI International</text:p>
      <text:p text:style-name="P19">Joint Conference on Artificial Intelligence, vol. 2016-Janua, pp. 4246–</text:p>
      <text:p text:style-name="P19">4247, 2016. [Online]. Available: https://www.ijcai.org/Proceedings/16/</text:p>
      <text:p text:style-name="P19">Papers/643.pdf</text:p>
      <text:p text:style-name="P19">[12] E. Perot, M. Jaritz, M. Toromanoff, and R. D. Charette, “End-to-End</text:p>
      <text:p text:style-name="P19">Driving in a Realistic Racing Game with Deep Reinforcement</text:p>
      <text:p text:style-name="P19">Learning,” IEEE Computer Society Conference on Computer Vision</text:p>
      <text:p text:style-name="P19">and Pattern Recognition Workshops, vol. 2017-July, pp. 474–475, may</text:p>
      <text:p text:style-name="P19">2017. [Online]. Available: http://arxiv.org/abs/1605.02097</text:p>
      <text:p text:style-name="P19">[13] C. Beattie, J. Z. Leibo, D. Teplyashin, T. Ward, M. Wainwright,</text:p>
      <text:p text:style-name="P19">H. Küttler, A. Lefrancq, S. Green, V. Valdés, A. Sadik, J. Schrittwieser,</text:p>
      <text:p text:style-name="P19">K. Anderson, S. York, M. Cant, A. Cain, A. Bolton, S. Gaffney,</text:p>
      <text:p text:style-name="P19">H. King, D. Hassabis, S. Legg, and S. Petersen, “DeepMind Lab,”</text:p>
      <text:p text:style-name="P19">arXiv preprint arXiv:1612.03801, dec 2016. [Online]. Available:</text:p>
      <text:p text:style-name="P19">http://arxiv.org/abs/1612.03801</text:p>
      <text:p text:style-name="P19">[14] G. Brockman, V. Cheung, L. Pettersson, J. Schneider,</text:p>
      <text:p text:style-name="P19">J. Schulman, J. Tang, and W. Zaremba, “OpenAI Gym,” arXiv preprint arXiv:1606.01540, jun 2016. [Online]. Available: <text:a xlink:type="simple" xlink:href="http://arxiv.org/abs/1606.01540" text:style-name="Internet_20_link" text:visited-style-name="Visited_20_Internet_20_Link">http://arxiv.org/abs/1606.01540</text:a></text:p>
      <text:p text:style-name="P19"/>
      <text:p text:style-name="P19">[15] OpenAI, “OpenAI Universe,” 2017. [Online]. Available: https:</text:p>
      <text:p text:style-name="P19">//universe.openai.com/</text:p>
      <text:p text:style-name="P19">[16] M. Ponsen, S. Lee-Urban, H. Muñoz-Avila, D. Aha, and</text:p>
      <text:p text:style-name="P19">M. Molineaux, “Stratagus: An open-source game engine for</text:p>
      <text:p text:style-name="P19">research in real-time strategy games,” Reasoning, Representation,</text:p>
      <text:p text:style-name="P19">and Learning in Computer Games, no. Code 5515, p. 78,</text:p>
      <text:p text:style-name="P19">2005. [Online]. Available: https://pdfs.semanticscholar.org/d005/</text:p>
      <text:p text:style-name="P19">87160d3b37c70f238ebd92c71454479e829e.pdf</text:p>
      <text:p text:style-name="P19">[17] S. Ontanon, “The combinatorial multi-armed bandit problem and its</text:p>
      <text:p text:style-name="P19">application to real-time strategy games,” in Ninth Artificial Intelligence</text:p>
      <text:p text:style-name="P19">and Interactive Digital . . . , 2013, pp. 58–64. [Online]. Available: http:</text:p>
      <text:p text:style-name="P19">//www.aaai.org/ocs/index.php/AIIDE/AIIDE13/paper/viewPaper/7377</text:p>
      <text:p text:style-name="P19">[18] G. Synnaeve, N. Nardelli, A. Auvolat, S. Chintala, T. Lacroix,</text:p>
      <text:p text:style-name="P19">Z. Lin, F. Richoux, and N. Usunier, “TorchCraft: a Library</text:p>
      <text:p text:style-name="P19">for Machine Learning Research on Real-Time Strategy Games,”</text:p>
      <text:p text:style-name="P19">arxiv preprint arXiv:1611.00625, nov 2016. [Online]. Available:</text:p>
      <text:p text:style-name="P19"><text:a xlink:type="simple" xlink:href="http://arxiv.org/abs/1611.00625" text:style-name="Internet_20_link" text:visited-style-name="Visited_20_Internet_20_Link">http://arxiv.org/abs/1611.00625</text:a></text:p>
      <text:p text:style-name="P19">[19] Y. Tian, Q. Gong, W. Shang, Y. Wu, and C. L. Zitnick,</text:p>
      <text:p text:style-name="P19">“ELF: An Extensive, Lightweight and Flexible Research Platform</text:p>
      <text:p text:style-name="P19">for Real-time Strategy Games,” Advances in Neural Information</text:p>
      <text:p text:style-name="P19">Processing Systems, pp. 2656–2666, jul 2017. [Online]. Available:</text:p>
      <text:p text:style-name="P19"><text:a xlink:type="simple" xlink:href="http://arxiv.org/abs/1707.01067" text:style-name="Internet_20_link" text:visited-style-name="Visited_20_Internet_20_Link">http://arxiv.org/abs/1707.01067</text:a></text:p>
      <text:p text:style-name="P19">[20] S. Ontañón, K. Mishra, N. Sugandh, and A. Ram, “Learning from</text:p>
      <text:p text:style-name="P19">demonstration and case-based planning for real-time strategy games,”</text:p>
      <text:p text:style-name="P19">in Studies in Fuzziness and Soft Computing. Berlin, Heidelberg:</text:p>
      <text:p text:style-name="P19"><text:soft-page-break/>Springer Berlin Heidelberg, 2008, vol. 226, pp. 293–310. [Online].</text:p>
      <text:p text:style-name="P19">Available: http://link.springer.com/10.1007/978-3-540-77465-5{\ }15</text:p>
      <text:p text:style-name="P19">[21] I. Fathy, M. Aref, O. Enayet, and A. Al-Ogail, “Intelligent online</text:p>
      <text:p text:style-name="P19">case-based planning agent model for real-time strategy games,” in</text:p>
      <text:p text:style-name="P19">Proceedings of the 2010 10th International Conference on Intelligent</text:p>
      <text:p text:style-name="P19">Systems Design and Applications, ISDA’10. IEEE, nov 2010, pp. 445–</text:p>
      <text:p text:style-name="P19">450. [Online]. Available: <text:a xlink:type="simple" xlink:href="http://ieeexplore.ieee.org/document/5687225/" text:style-name="Internet_20_link" text:visited-style-name="Visited_20_Internet_20_Link">http://ieeexplore.ieee.org/document/5687225/</text:a></text:p>
      <text:p text:style-name="P19">[22] U. Jaidee and H. Muñoz-Avila, “CLASSQ-L: A Q-Learning</text:p>
      <text:p text:style-name="P19">Algorithm for Adversarial Real-Time Strategy Games,” pp. 8–13,</text:p>
      <text:p text:style-name="P19">2012. [Online]. Available: http://www.aaai.org/ocs/index.php/AIIDE/</text:p>
      <text:p text:style-name="P19">AIIDE12/paper/viewFile/5515/5734</text:p>
      <text:p text:style-name="P19">[23] B. Lindström, I. Selbing, T. Molapour, and A. Olsson, “Racial</text:p>
      <text:p text:style-name="P19">Bias Shapes Social Reinforcement Learning,” Psychological Science,</text:p>
      <text:p text:style-name="P19">vol. 25, no. 3, pp. 711–719, feb 2014. [Online]. Available:</text:p>
      <text:p text:style-name="P19"><text:a xlink:type="simple" xlink:href="http://arxiv.org/abs/1602.01783" text:style-name="Internet_20_link" text:visited-style-name="Visited_20_Internet_20_Link">http://arxiv.org/abs/1602.01783</text:a></text:p>
      <text:p text:style-name="P19">[24] N. A. Barriga, M. Stanescu, and M. Buro, “Game Tree Search Based on</text:p>
      <text:p text:style-name="P19">Non-Deterministic Action Scripts in Real-Time Strategy Games,” IEEE</text:p>
      <text:p text:style-name="P19">Transactions on Computational Intelligence and AI in Games, pp. 1–1,</text:p>
      <text:p text:style-name="P19">2017. [Online]. Available: <text:a xlink:type="simple" xlink:href="http://ieeexplore.ieee.org/document/7954767/" text:style-name="Internet_20_link" text:visited-style-name="Visited_20_Internet_20_Link">http://ieeexplore.ieee.org/document/7954767/</text:a></text:p>
      <text:p text:style-name="P19"/>
      <text:p text:style-name="P19"><text:a xlink:type="simple" xlink:href="http://ieeexplore.ieee.org/document/7954767/" text:style-name="Internet_20_link" text:visited-style-name="Visited_20_Internet_20_Link"/></text:p>
      <text:p text:style-name="P19"/>
      <text:p text:style-name="P19">[25] A. Shleyfman, A. Komenda, and C. Domshlak, “On combinatorial</text:p>
      <text:p text:style-name="P19">actions and CMABs with linear side information,” in Frontiers in</text:p>
      <text:p text:style-name="P19">Artificial Intelligence and Applications, vol. 263, 2014, pp. 825–830.</text:p>
      <text:p text:style-name="P19"/>
      <text:p text:style-name="P19">[26] D. Churchill, Z. Lin, and G. Synnaeve, “An Analysis of Model-Based</text:p>
      <text:p text:style-name="P19">Heuristic Search Techniques for StarCraft Combat Scenarios,” pp. 8–14, 22017. [Online]. Available: <text:a xlink:type="simple" xlink:href="https://aaai.org/ocs/index.php/AIIDE/" text:style-name="Internet_20_link" text:visited-style-name="Visited_20_Internet_20_Link">https://aaai.org/ocs/index.php/AIIDE/</text:a>AIIDE17/paper/view/15916</text:p>
      <text:p text:style-name="P19"/>
      <text:p text:style-name="P19">[27] </text:p>
      <text:p text:style-name="P19">P. Peng, Y. Wen, Y. Yang, Q. Yuan, Z. Tang, H. Long, and J. Wang,</text:p>
      <text:p text:style-name="P19">“Multiagent Bidirectionally-Coordinated Nets: Emergence of Human-</text:p>
      <text:p text:style-name="P19">level Coordination in Learning to Play StarCraft Combat Games,”</text:p>
      <text:p text:style-name="P19">arxiv preprint arXiv:1703.10069, mar 2017. [Online]. Available:</text:p>
      <text:p text:style-name="P19"><text:a xlink:type="simple" xlink:href="http://arxiv.org/abs/1703.10069" text:style-name="Internet_20_link" text:visited-style-name="Visited_20_Internet_20_Link">http://arxiv.org/abs/1703.10069</text:a></text:p>
      <text:p text:style-name="P19"/>
      <text:p text:style-name="P19">[28] </text:p>
      <text:p text:style-name="P19">Z. Lin, J. Gehring, V. Khalidov, and G. Synnaeve, “STARDATA:</text:p>
      <text:p text:style-name="P19">A StarCraft AI Research Dataset,” Proceedings, The Thirteenth</text:p>
      <text:p text:style-name="P19">AAAI Conference on Artificial Intelligence and Interactive Digital</text:p>
      <text:p text:style-name="P19">Entertainment, aug 2017. [Online]. Available: http://arxiv.org/abs/1708.</text:p>
      <text:p text:style-name="P19">02139</text:p>
      <text:p text:style-name="P19">[29] </text:p>
      <text:p text:style-name="P19">E. Perot, M. Jaritz, M. Toromanoff, and R. D. Charette, “End-to-End</text:p>
      <text:p text:style-name="P19">Driving in a Realistic Racing Game with Deep Reinforcement</text:p>
      <text:p text:style-name="P19">Learning,” IEEE Computer Society Conference on Computer Vision</text:p>
      <text:p text:style-name="P19">and Pattern Recognition Workshops, vol. 2017-July, pp. 474–475, may</text:p>
      <text:p text:style-name="P19">2017. [Online]. Available: <text:a xlink:type="simple" xlink:href="https://arxiv.org/abs/1605.02097" text:style-name="Internet_20_link" text:visited-style-name="Visited_20_Internet_20_Link">https://arxiv.org/abs/1605.02097</text:a></text:p>
      <text:p text:style-name="P19"/>
      <text:p text:style-name="P19">[30] </text:p>
      <text:p text:style-name="P19">Y. Li, “Deep Reinforcement Learning: An Overview,” arXiv preprint</text:p>
      <text:p text:style-name="P19"><text:soft-page-break/>arXiv:1701.07274, pp. 1–30, 2017. [Online]. Available: http://arxiv.org/</text:p>
      <text:p text:style-name="P19">abs/1701.07274</text:p>
      <text:p text:style-name="P19">[31] </text:p>
      <text:p text:style-name="P19">T. Mannucci, E. J. van Kampen, C. de Visser, and Q. Chu, “Safe</text:p>
      <text:p text:style-name="P19">Exploration Algorithms for Reinforcement Learning Controllers,” IEEE Transactions on Neural Networks and Learning Systems, vol. 16,</text:p>
      <text:p text:style-name="P19">pp. 1437–1480, 2017. [Online]. Available: http://www.jmlr.org/papers/</text:p>
      <text:p text:style-name="P19">volume16/garcia15a/garcia15a.pdf</text:p>
      <text:p text:style-name="P19"/>
      <text:p text:style-name="P19">[32] G. Tesauro, “Temporal difference learning and TD-Gammon,”</text:p>
      <text:p text:style-name="P19">Communications of the ACM, vol. 38, no. 3, pp. 58–68, 1995. [Online].</text:p>
      <text:p text:style-name="P19">Available: http://portal.acm.org/citation.cfm?doid=203330.203343</text:p>
      <text:p text:style-name="P19"/>
      <text:p text:style-name="P19">[33] R. S. Sutton and A. G. Barto, “Chapter 12: Introductions,” Acta</text:p>
      <text:p text:style-name="P19">Physiologica Scandinavica, vol. 48, no. Mowrer 1960, pp. 57–63, 1960.</text:p>
      <text:p text:style-name="P19"/>
      <text:p text:style-name="P19">[34] D. Silver, J. Schrittwieser, K. Simonyan, I. Antonoglou, A. Huang,</text:p>
      <text:p text:style-name="P19">A. Guez, T. Hubert, L. Baker, M. Lai, A. Bolton, Y. Chen, T. Lillicrap,</text:p>
      <text:p text:style-name="P19">F. Hui, L. Sifre, G. Van Den Driessche, T. Graepel, and D. Hassabis,</text:p>
      <text:p text:style-name="P19">“Mastering the game of Go without human knowledge,” Nature, vol.</text:p>
      <text:p text:style-name="P19">550, no. 7676, pp. 354–359, 2017.</text:p>
      <text:p text:style-name="P19"/>
      <text:p text:style-name="P19">[35] M. Moravčı́k, M. Schmid, N. Burch, V. Lisý, D. Morrill, N. Bard,</text:p>
      <text:p text:style-name="P19">T. Davis, K. Waugh, M. Johanson, and M. Bowling, “DeepStack:</text:p>
      <text:p text:style-name="P19">Expert-level artificial intelligence in heads-up no-limit poker,” Science,</text:p>
      <text:p text:style-name="P19">vol. 356, no. 6337, pp. 508–513, jan 2017. [Online]. Available: http:</text:p>
      <text:p text:style-name="P19">//arxiv.org/abs/1701.01724http://dx.doi.org/10.1126/science.aam6960</text:p>
      <text:p text:style-name="P19"/>
      <text:p text:style-name="P19">[36] <text:s/>T. P. Lillicrap, J. J. Hunt, A. Pritzel, N. Heess, T. Erez, Y. Tassa,</text:p>
      <text:p text:style-name="P19">D. Silver, and D. Wierstra, “Continuous control with deep reinforcement</text:p>
      <text:p text:style-name="P19">learning,” arXiv preprint arXiv:1509.02971, vol. abs/1509.0, sep 2015.</text:p>
      <text:p text:style-name="P19">[Online]. Available: <text:a xlink:type="simple" xlink:href="http://arxiv.org/abs/1509.02971" text:style-name="Internet_20_link" text:visited-style-name="Visited_20_Internet_20_Link">http://arxiv.org/abs/1509.02971</text:a></text:p>
      <text:p text:style-name="P19"/>
      <text:p text:style-name="P19">[37] W. Chen, M. Zhang, Y. Zhang, and X. Duan, “Exploiting meta</text:p>
      <text:p text:style-name="P19">features for dependency parsing and part-of-speech tagging,” Artificial</text:p>
      <text:p text:style-name="P19">Intelligence, vol. 230, pp. 173–191, sep 2016. [Online]. Available:</text:p>
      <text:p text:style-name="P21">http://arxiv.org/abs/1509.064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1-23T07:28:24.908240794</dc:date>
    <meta:editing-duration>PT2H22M30S</meta:editing-duration>
    <meta:editing-cycles>29</meta:editing-cycles>
    <meta:generator>LibreOffice/6.0.7.3$Linux_X86_64 LibreOffice_project/00m0$Build-3</meta:generator>
    <meta:document-statistic meta:table-count="0" meta:image-count="0" meta:object-count="0" meta:page-count="6" meta:paragraph-count="191" meta:word-count="2346" meta:character-count="17091" meta:non-whitespace-character-count="14946"/>
  </office:meta>
</office:document-meta>
</file>